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e">
      <style:text-properties officeooo:rsid="0000143f" officeooo:paragraph-rsid="0000143f"/>
    </style:style>
    <style:style style:name="P2" style:family="paragraph" style:parent-style-name="Paragrafo_20_elenco">
      <style:paragraph-properties fo:line-height="115%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3" style:family="paragraph" style:parent-style-name="Normale">
      <style:paragraph-properties fo:text-align="justify" style:justify-single-word="false"/>
      <style:text-properties officeooo:rsid="0000143f" officeooo:paragraph-rsid="0000143f"/>
    </style:style>
    <style:style style:name="P4" style:family="paragraph" style:parent-style-name="Heading_20_1" style:master-page-name="MP0">
      <style:paragraph-properties style:page-number="auto" fo:break-before="page"/>
      <style:text-properties officeooo:paragraph-rsid="0000143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Paragrafo_20_elenco" style:list-style-name="L1">
      <style:paragraph-properties fo:line-height="115%"/>
    </style:style>
    <style:style style:name="P7" style:family="paragraph" style:parent-style-name="Paragrafo_20_elenco" style:list-style-name="L1">
      <style:paragraph-properties fo:line-height="115%"/>
      <style:text-properties officeooo:paragraph-rsid="0001381b"/>
    </style:style>
    <style:style style:name="P8" style:family="paragraph" style:parent-style-name="Paragrafo_20_elenco" style:list-style-name="L2"/>
    <style:style style:name="P9" style:family="paragraph" style:parent-style-name="Paragrafo_20_elenco" style:list-style-name="L2">
      <style:text-properties officeooo:paragraph-rsid="0000143f"/>
    </style:style>
    <style:style style:name="P10" style:family="paragraph" style:parent-style-name="Paragrafo_20_elenco" style:list-style-name="L2">
      <style:text-properties officeooo:paragraph-rsid="0001381b"/>
    </style:style>
    <style:style style:name="P11" style:family="paragraph" style:parent-style-name="Paragrafo_20_elenco" style:list-style-name="L2">
      <style:text-properties officeooo:rsid="0000143f" officeooo:paragraph-rsid="0000143f"/>
    </style:style>
    <style:style style:name="P12" style:family="paragraph" style:parent-style-name="Paragrafo_20_elenco" style:list-style-name="L1">
      <style:paragraph-properties fo:line-height="115%"/>
      <style:text-properties officeooo:rsid="0001381b" officeooo:paragraph-rsid="0001381b"/>
    </style:style>
    <style:style style:name="P13" style:family="paragraph" style:parent-style-name="Paragrafo_20_elenco" style:list-style-name="L2">
      <style:text-properties officeooo:rsid="0001381b" officeooo:paragraph-rsid="0001381b"/>
    </style:style>
    <style:style style:name="P14" style:family="paragraph">
      <loext:graphic-properties draw:fill="solid" draw:fill-color="#000000" draw:opacity="100%"/>
    </style:style>
    <style:style style:name="P15" style:family="paragraph">
      <loext:graphic-properties draw:fill="none"/>
      <style:paragraph-properties style:font-independent-line-spacing="true"/>
    </style:style>
    <style:style style:name="P16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T1" style:family="text">
      <style:text-properties fo:font-style="italic" fo:font-weight="bold" officeooo:rsid="0000143f" style:font-style-asian="italic" style:font-weight-asian="bold" style:font-size-complex="11pt" style:font-style-complex="normal" style:font-weight-complex="normal"/>
    </style:style>
    <style:style style:name="T2" style:family="text">
      <style:text-properties officeooo:rsid="0000143f"/>
    </style:style>
    <style:style style:name="T3" style:family="text">
      <style:text-properties officeooo:rsid="0001381b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Toc66190849"/><text:bookmark-start text:name="_Toc66190938"/><text:bookmark-start text:name="_Toc66191181"/><text:bookmark-start text:name="_Toc72967253"/><text:span text:style-name="Enfasi_20__28_corsivo_29_"><text:span text:style-name="T1">D</text:span></text:span><text:bookmark-end text:name="_Toc66190849"/><text:bookmark-end text:name="_Toc66190938"/><text:bookmark-end text:name="_Toc66191181"/><text:bookmark-end text:name="_Toc72967253"/><text:span text:style-name="Enfasi_20__28_corsivo_29_"><text:span text:style-name="T1">efinizioni AUXs</text:span></text:span></text:h>
      <text:p text:style-name="P3">Di seguito e’ riportato, per ogni AUX, l’utilizzatore corrispondente:</text:p>
      <text:list xml:id="list2919061215" text:style-name="L1">
        <text:list-item>
          <text:p text:style-name="P6">AUX1: Luce Bianca <text:span text:style-name="T3">Compartimento</text:span> 1</text:p>
        </text:list-item>
        <text:list-item>
          <text:p text:style-name="P7">AUX2: Luce Bianca <text:span text:style-name="T3">Compartimento</text:span> <text:span text:style-name="T2">2</text:span></text:p>
        </text:list-item>
        <text:list-item>
          <text:p text:style-name="P7">AUX3: Luce Bianca <text:span text:style-name="T3">Compartimento</text:span> 3</text:p>
        </text:list-item>
        <text:list-item>
          <text:p text:style-name="P7">AUX4: Luce Bianca <text:span text:style-name="T3">Compartimento</text:span> 4</text:p>
        </text:list-item>
        <text:list-item>
          <text:p text:style-name="P7">AUX5: Luce Bianca <text:span text:style-name="T3">Compartimento</text:span> 5</text:p>
        </text:list-item>
        <text:list-item>
          <text:p text:style-name="P7">AUX6: Luce Bianca <text:span text:style-name="T3">Compartimento</text:span> 6</text:p>
        </text:list-item>
        <text:list-item>
          <text:p text:style-name="P7">AUX7: Luce Bianca <text:span text:style-name="T3">Compartimento</text:span> 7</text:p>
        </text:list-item>
        <text:list-item>
          <text:p text:style-name="P7">AUX8: Luce Bianca <text:span text:style-name="T3">Compartimento</text:span> 8</text:p>
        </text:list-item>
        <text:list-item>
          <text:p text:style-name="P7">AUX9: <text:s/>Luce Bianca <text:span text:style-name="T3">Compartimento 9</text:span></text:p>
        </text:list-item>
        <text:list-item>
          <text:p text:style-name="P7">AUX10: <text:s/>Luce Bianca <text:span text:style-name="T3">Compartimento 10</text:span></text:p>
        </text:list-item>
        <text:list-item>
          <text:p text:style-name="P7">AUX11: Luce Bianca <text:span text:style-name="T3">Compartimento 11</text:span></text:p>
        </text:list-item>
        <text:list-item>
          <text:p text:style-name="P7">AUX12: <text:s/>Luce Bianca <text:span text:style-name="T3">Compartimento 12</text:span></text:p>
        </text:list-item>
        <text:list-item>
          <text:p text:style-name="P7">AUX13: <text:s/>Luce <text:span text:style-name="T3">Blu</text:span> <text:span text:style-name="T3">Compartimento 1</text:span></text:p>
        </text:list-item>
        <text:list-item>
          <text:p text:style-name="P7">AUX14: Luce <text:span text:style-name="T3">Blu</text:span> <text:span text:style-name="T3">Compartimento 2</text:span></text:p>
        </text:list-item>
        <text:list-item>
          <text:p text:style-name="P7">AUX15: Luce <text:span text:style-name="T3">Blu</text:span> <text:span text:style-name="T3">Compartimento 3</text:span></text:p>
        </text:list-item>
        <text:list-item>
          <text:p text:style-name="P7">AUX16: Luce <text:span text:style-name="T3">Blu</text:span> <text:span text:style-name="T3">Compartimento 4</text:span></text:p>
        </text:list-item>
        <text:list-item>
          <text:p text:style-name="P7">AUX17: Luce <text:span text:style-name="T3">Blu</text:span> <text:span text:style-name="T3">Compartimento 5</text:span></text:p>
        </text:list-item>
        <text:list-item>
          <text:p text:style-name="P7">AUX18: Luce <text:span text:style-name="T3">Blu</text:span> <text:span text:style-name="T3">Compartimento 6</text:span></text:p>
        </text:list-item>
        <text:list-item>
          <text:p text:style-name="P7">AUX19: Luce <text:span text:style-name="T3">Blu</text:span> <text:span text:style-name="T3">Compartimento 7</text:span></text:p>
        </text:list-item>
        <text:list-item>
          <text:p text:style-name="P7">AUX20: Luce <text:span text:style-name="T3">Blu</text:span> <text:span text:style-name="T3">Compartimento 8</text:span></text:p>
        </text:list-item>
        <text:list-item>
          <text:p text:style-name="P7">AUX2<text:span text:style-name="T3">1</text:span>: Luce <text:span text:style-name="T3">Blu</text:span> <text:span text:style-name="T3">Compartimento 9</text:span></text:p>
        </text:list-item>
        <text:list-item>
          <text:p text:style-name="P7">AUX2<text:span text:style-name="T3">2</text:span>: Luce <text:span text:style-name="T3">Blu</text:span> <text:span text:style-name="T3">Compartimento 10</text:span></text:p>
        </text:list-item>
        <text:list-item>
          <text:p text:style-name="P7">AUX2<text:span text:style-name="T3">3</text:span>: Luce <text:span text:style-name="T3">Blu</text:span> <text:span text:style-name="T3">Compartimento 11</text:span></text:p>
        </text:list-item>
        <text:list-item>
          <text:p text:style-name="P7">AUX2<text:span text:style-name="T3">4</text:span>: Luce <text:span text:style-name="T3">Blu</text:span> <text:span text:style-name="T3">Compartimento 12</text:span></text:p>
        </text:list-item>
        <text:list-item>
          <text:p text:style-name="P12">AUX25: Ritirata Sinistra 1</text:p>
        </text:list-item>
        <text:list-item>
          <text:p text:style-name="P12">AUX26: Ritirata Sinistra 2</text:p>
        </text:list-item>
        <text:list-item>
          <text:p text:style-name="P12">AUX27: Locale di Servizio</text:p>
        </text:list-item>
        <text:list-item>
          <text:p text:style-name="P12">AUX28: Vestibolo Sinistro</text:p>
        </text:list-item>
        <text:list-item>
          <text:p text:style-name="P12">AUX29: Vestibolo Destro</text:p>
        </text:list-item>
        <text:list-item>
          <text:p text:style-name="P6"><text:soft-page-break/>AUX<text:span text:style-name="T3">30</text:span>: Corridoio Segmento 1</text:p>
        </text:list-item>
        <text:list-item>
          <text:p text:style-name="P6">AUX<text:span text:style-name="T3">31</text:span>: Corridoio Segmento 2</text:p>
        </text:list-item>
        <text:list-item>
          <text:p text:style-name="P6">AUX<text:span text:style-name="T3">32</text:span>: Corridoio Segmento 3</text:p>
        </text:list-item>
        <text:list-item>
          <text:p text:style-name="P6">AUX<text:span text:style-name="T3">33</text:span>: Corridoio Segmento 4</text:p>
        </text:list-item>
        <text:list-item>
          <text:p text:style-name="P6">AUX<text:span text:style-name="T3">34</text:span>: Pad per luci rosse, Sinistra</text:p>
        </text:list-item>
        <text:list-item>
          <text:p text:style-name="P6">AUX<text:span text:style-name="T3">35</text:span>: Pad per luci rosse, Destra</text:p>
        </text:list-item>
      </text:list>
      <text:p text:style-name="P2"/>
      <text:h text:style-name="P5" text:outline-level="1"><text:bookmark-start text:name="_Toc66191204"/><text:bookmark-start text:name="_Toc66190961"/><text:bookmark-start text:name="_Toc66190872"/><text:bookmark-start text:name="_Toc65942536"/><text:bookmark-start text:name="_Toc72967276"/>Mappatura <text:span text:style-name="T2">Funzioni </text:span>Predefinita<text:bookmark-end text:name="_Toc66191204"/><text:bookmark-end text:name="_Toc66190961"/><text:bookmark-end text:name="_Toc66190872"/><text:bookmark-end text:name="_Toc65942536"/><text:bookmark-end text:name="_Toc72967276"/></text:h>
      <text:p text:style-name="P1">La seguente mappatura viene ripristinata ogni volta che viene eseguito un Reset della Scheda (Scrittura CV8 con il valore 8).</text:p>
      <text:list xml:id="list2979700271" text:style-name="L2">
        <text:list-item>
          <text:p text:style-name="P9">F<text:span text:style-name="T2">0</text:span>: Pad luci rosse, a seconda del senso di marcia</text:p>
        </text:list-item>
        <text:list-item>
          <text:p text:style-name="P11">F1: Corridoio <text:span text:style-name="T3">e Vestiboli</text:span></text:p>
        </text:list-item>
        <text:list-item>
          <text:p text:style-name="P8">F<text:span text:style-name="T2">2</text:span>: Luce Bianca <text:span text:style-name="T3">Compartimento</text:span> 1</text:p>
        </text:list-item>
        <text:list-item>
          <text:p text:style-name="P10">F<text:span text:style-name="T2">3</text:span> Luce Bianca <text:span text:style-name="T3">Compartimento</text:span> <text:span text:style-name="T3">2</text:span></text:p>
        </text:list-item>
        <text:list-item>
          <text:p text:style-name="P10">F<text:span text:style-name="T2">4</text:span>: Luce Bianca <text:span text:style-name="T3">Compartimento</text:span> <text:span text:style-name="T3">3</text:span></text:p>
        </text:list-item>
        <text:list-item>
          <text:p text:style-name="P10">F<text:span text:style-name="T2">5</text:span>: Luce Bianca <text:span text:style-name="T3">Compartimento</text:span> <text:span text:style-name="T3">4</text:span></text:p>
        </text:list-item>
        <text:list-item>
          <text:p text:style-name="P10">F<text:span text:style-name="T2">6</text:span>: Luce Bianca <text:span text:style-name="T3">Compartimento</text:span> <text:span text:style-name="T3">5</text:span></text:p>
        </text:list-item>
        <text:list-item>
          <text:p text:style-name="P10">F<text:span text:style-name="T2">7</text:span>: Luce Bianca <text:span text:style-name="T3">Compartimento</text:span> <text:span text:style-name="T3">6</text:span></text:p>
        </text:list-item>
        <text:list-item>
          <text:p text:style-name="P10">F<text:span text:style-name="T2">8</text:span>: Luce Bianca <text:span text:style-name="T3">Compartimento</text:span> <text:span text:style-name="T3">7</text:span></text:p>
        </text:list-item>
        <text:list-item>
          <text:p text:style-name="P10">F<text:span text:style-name="T2">9</text:span>: Luce Bianca <text:span text:style-name="T3">Compartimento</text:span> <text:span text:style-name="T3">8</text:span></text:p>
        </text:list-item>
        <text:list-item>
          <text:p text:style-name="P10">F<text:span text:style-name="T2">10</text:span>: Luce Bianca <text:span text:style-name="T3">Compartimento</text:span> <text:span text:style-name="T3">9</text:span></text:p>
        </text:list-item>
        <text:list-item>
          <text:p text:style-name="P10">F1<text:span text:style-name="T2">1</text:span>: Luce Bianca <text:span text:style-name="T3">Compartimento</text:span> 1<text:span text:style-name="T3">0</text:span></text:p>
        </text:list-item>
        <text:list-item>
          <text:p text:style-name="P10">F1<text:span text:style-name="T2">2</text:span>: Luce Bianca <text:span text:style-name="T3">Compartimento</text:span> 1<text:span text:style-name="T3">1</text:span></text:p>
        </text:list-item>
        <text:list-item>
          <text:p text:style-name="P10">F1<text:span text:style-name="T2">3</text:span>: Luce Bianca <text:span text:style-name="T3">Compartimento</text:span> 1<text:span text:style-name="T3">2</text:span></text:p>
        </text:list-item>
        <text:list-item>
          <text:p text:style-name="P10">F1<text:span text:style-name="T2">4</text:span>: Luce <text:span text:style-name="T3">Blu</text:span> <text:span text:style-name="T3">Compartimento</text:span> 1</text:p>
        </text:list-item>
        <text:list-item>
          <text:p text:style-name="P10">F1<text:span text:style-name="T2">5</text:span>: Luce <text:span text:style-name="T3">Blu</text:span> <text:span text:style-name="T3">Compartimento</text:span> <text:span text:style-name="T3">2</text:span></text:p>
        </text:list-item>
        <text:list-item>
          <text:p text:style-name="P10">F1<text:span text:style-name="T2">6</text:span>: Luce <text:span text:style-name="T3">Blu</text:span> <text:span text:style-name="T3">Compartimento</text:span> <text:span text:style-name="T3">3</text:span></text:p>
        </text:list-item>
        <text:list-item>
          <text:p text:style-name="P10">F1<text:span text:style-name="T2">7</text:span>: Luce <text:span text:style-name="T3">Blu</text:span> <text:span text:style-name="T3">Compartimento</text:span> <text:span text:style-name="T3">4</text:span></text:p>
        </text:list-item>
        <text:list-item>
          <text:p text:style-name="P10">F1<text:span text:style-name="T2">8</text:span>: Luce <text:span text:style-name="T3">Blu</text:span> <text:span text:style-name="T3">Compartimento</text:span> <text:span text:style-name="T3">5</text:span></text:p>
        </text:list-item>
        <text:list-item>
          <text:p text:style-name="P10">F1<text:span text:style-name="T2">9</text:span>: Luce <text:span text:style-name="T3">Blu</text:span> <text:span text:style-name="T3">Compartimento</text:span> <text:span text:style-name="T3">6</text:span></text:p>
        </text:list-item>
        <text:list-item>
          <text:p text:style-name="P10">F<text:span text:style-name="T2">20</text:span>: Luce <text:span text:style-name="T3">Blu</text:span> <text:span text:style-name="T3">Compartimento</text:span> <text:span text:style-name="T3">7</text:span></text:p>
        </text:list-item>
        <text:list-item>
          <text:p text:style-name="P10">F2<text:span text:style-name="T2">1</text:span>: Luce <text:span text:style-name="T3">Blu</text:span> <text:span text:style-name="T3">Compartimento</text:span> <text:span text:style-name="T3">8</text:span></text:p>
        </text:list-item>
        <text:list-item>
          <text:p text:style-name="P13">F22: Luce Blu Compartimento 9</text:p>
        </text:list-item>
        <text:list-item>
          <text:p text:style-name="P10"><text:span text:style-name="T3">F23: </text:span>Luce Blu Compartimento 1<text:span text:style-name="T3">0</text:span></text:p>
        </text:list-item>
        <text:list-item>
          <text:p text:style-name="P13">F24: Luce Blu Compartimento 11</text:p>
        </text:list-item>
        <text:list-item>
          <text:p text:style-name="P13">F25: Luce Blu Compartimento 12</text:p>
        </text:list-item>
        <text:list-item>
          <text:p text:style-name="P13">F26: Luce Ritirata Sinistra 1</text:p>
        </text:list-item>
        <text:list-item>
          <text:p text:style-name="P13">F27: Luce Ritirata Sinistra 2</text:p>
        </text:list-item>
        <text:list-item>
          <text:p text:style-name="P13">F28: Luce Locale di Serviz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size-asian="36pt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e" style:next-style-name="Normale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e" style:next-style-name="Normale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e" style:next-style-name="Normale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e" style:next-style-name="Normale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e" style:next-style-name="Normale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e" style:next-style-name="Normale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olo_20_sommario" style:display-name="Titolo sommario" style:family="paragraph" style:parent-style-name="Heading_20_1" style:next-style-name="Normale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e" style:next-style-name="Normale" style:class="extra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e" style:next-style-name="Normale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Nessuna_20_spaziatura" style:display-name="Nessuna spaziatura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zione" style:family="paragraph" style:parent-style-name="Normale" style:next-style-name="Normale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zione_20_intensa" style:display-name="Citazione intensa" style:family="paragraph" style:parent-style-name="Normale" style:next-style-name="Normale">
      <style:paragraph-properties fo:margin-left="1.27cm" fo:margin-right="0cm" fo:margin-top="0.176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Titolo_20_1_20_Carattere" style:display-name="Titolo 1 Carattere" style:family="text" style:parent-style-name="Car._20_predefinito_20_paragrafo">
      <style:text-properties fo:font-size="16pt" fo:font-style="italic" fo:font-weight="bold" style:font-size-asian="16pt" style:font-style-asian="italic" style:font-weight-asian="bold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olo_20_4_20_Carattere" style:display-name="Titolo 4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olo_20_5_20_Carattere" style:display-name="Titolo 5 Carattere" style:family="text" style:parent-style-name="Car._20_predefinito_20_paragrafo">
      <style:text-properties fo:text-transform="uppercase"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olo_20_6_20_Carattere" style:display-name="Titolo 6 Carattere" style:family="text" style:parent-style-name="Car._20_predefinito_20_paragrafo">
      <style:text-properties fo:text-transform="uppercase"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7_20_Carattere" style:display-name="Titolo 7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olo_20_8_20_Carattere" style:display-name="Titolo 8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olo_20_9_20_Carattere" style:display-name="Titolo 9 Carattere" style:family="text" style:parent-style-name="Car._20_predefinito_20_paragrafo">
      <style:text-properties fo:color="#1f3864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olo_20_Carattere" style:display-name="Titolo Carattere" style:family="text" style:parent-style-name="Car._20_predefinito_20_paragrafo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Times New Roman" style:font-family-asian="'Times New Roman'" style:font-family-generic-asian="roman" style:font-pitch-asian="variable" style:font-size-asian="36pt" style:font-name-complex="Times New Roman" style:font-family-complex="'Times New Roman'" style:font-family-generic-complex="roman" style:font-pitch-complex="variable" style:font-size-complex="36pt"/>
    </style:style>
    <style:style style:name="Sottotitolo_20_Carattere" style:display-name="Sottotitolo Carattere" style:family="text" style:parent-style-name="Car._20_predefinito_20_paragrafo">
      <style:text-properties fo:color="#4472c4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Enfasi_20__28_grassetto_29_" style:display-name="Enfasi (grassetto)" style:family="text" style:parent-style-name="Car._20_predefinito_20_paragrafo">
      <style:text-properties fo:font-weight="bold" style:font-weight-asian="bold" style:font-weight-complex="bold"/>
    </style:style>
    <style:style style:name="Enfasi_20__28_corsivo_29_" style:display-name="Enfasi (corsivo)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itazione_20_Carattere" style:display-name="Citazione Carattere" style:family="text" style:parent-style-name="Car._20_predefinito_20_paragrafo">
      <style:text-properties fo:color="#44546a" loext:opacity="100%" fo:font-size="12pt" style:font-size-asian="12pt" style:font-size-complex="12pt"/>
    </style:style>
    <style:style style:name="Citazione_20_intensa_20_Carattere" style:display-name="Citazione intensa Carattere" style:family="text" style:parent-style-name="Car._20_predefinito_20_paragrafo">
      <style:text-properties fo:color="#44546a" loext:opacity="100%" style:font-name="Calibri Light" fo:font-family="'Calibri Light'" style:font-family-generic="swiss" style:font-pitch="variable" fo:font-size="16pt" fo:letter-spacing="-0.011cm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Enfasi_20_delicata" style:display-name="Enfasi delicata" style:family="text" style:parent-style-name="Car._20_predefinito_20_paragrafo">
      <style:text-properties fo:color="#595959" loext:opacity="100%" fo:font-style="italic" style:font-style-asian="italic" style:font-style-complex="italic"/>
    </style:style>
    <style:style style:name="Enfasi_20_intensa" style:display-name="Enfasi intensa" style:family="text" style:parent-style-name="Car._20_predefinito_20_paragrafo">
      <style:text-properties fo:font-style="italic" fo:font-weight="bold" style:font-style-asian="italic" style:font-weight-asian="bold" style:font-style-complex="italic" style:font-weight-complex="bold"/>
    </style:style>
    <style:style style:name="Riferimento_20_delicato" style:display-name="Riferimento delicato" style:family="text" style:parent-style-name="Car._20_predefinito_20_paragrafo">
      <style:text-properties fo:font-variant="small-caps" fo:color="#595959" loext:opacity="100%" style:text-underline-style="none"/>
    </style:style>
    <style:style style:name="Riferimento_20_intenso" style:display-name="Riferimento intenso" style:family="text" style:parent-style-name="Car._20_predefinito_20_paragrafo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olo_20_del_20_libro" style:display-name="Titolo del libro" style:family="text" style:parent-style-name="Car._20_predefinito_20_paragrafo">
      <style:text-properties fo:font-variant="small-caps" fo:letter-spacing="0.018cm" fo:font-weight="bold" style:font-weight-asian="bold" style:font-weight-complex="bol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" style:display-name="Menzione non risolta" style:family="text" style:parent-style-name="Car._20_predefinito_20_paragrafo">
      <style:text-properties fo:color="#605e5c" loext:opacity="100%" fo:background-color="#e1dfdd"/>
    </style:style>
    <style:style style:name="Collegamento_20_visitato" style:display-name="Collegamento visitato" style:family="text" style:parent-style-name="Car._20_predefinito_20_paragrafo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use-window-font-color="true" loext:opacity="0%"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use-window-font-color="true" loext:opacity="0%" style:font-name="Wingdings" fo:font-family="Wingdings" style:font-family-generic="system" style:font-pitch="variable" style:font-charset="x-symbol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Symbol" fo:font-family="Symbol" style:font-family-generic="roman" style:font-pitch="variable" style:font-charset="x-symbol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/>
    </style:style>
    <style:style style:name="WW_5f_CharLFO11LVL8" style:display-name="WW_CharLFO11LVL8" style:family="text">
      <style:text-properties style:font-name="Symbol" fo:font-family="Symbol" style:font-family-generic="roman" style:font-pitch="variable" style:font-charset="x-symbol"/>
    </style:style>
    <style:style style:name="WW_5f_CharLFO11LVL9" style:display-name="WW_CharLFO11LVL9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Wingdings" fo:font-family="Wingdings" style:font-family-generic="system" style:font-pitch="variable" style:font-charset="x-symbol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Symbol" fo:font-family="Symbol" style:font-family-generic="roman" style:font-pitch="variable" style:font-charset="x-symbol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/>
    </style:style>
    <style:style style:name="WW_5f_CharLFO12LVL8" style:display-name="WW_CharLFO12LVL8" style:family="text">
      <style:text-properties style:font-name="Symbol" fo:font-family="Symbol" style:font-family-generic="roman" style:font-pitch="variable" style:font-charset="x-symbol"/>
    </style:style>
    <style:style style:name="WW_5f_CharLFO12LVL9" style:display-name="WW_CharLFO12LVL9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Wingdings" fo:font-family="Wingdings" style:font-family-generic="system" style:font-pitch="variable" style:font-charset="x-symbol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Symbol" fo:font-family="Symbol" style:font-family-generic="roman" style:font-pitch="variable" style:font-charset="x-symbol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/>
    </style:style>
    <style:style style:name="WW_5f_CharLFO13LVL8" style:display-name="WW_CharLFO13LVL8" style:family="text">
      <style:text-properties style:font-name="Symbol" fo:font-family="Symbol" style:font-family-generic="roman" style:font-pitch="variable" style:font-charset="x-symbol"/>
    </style:style>
    <style:style style:name="WW_5f_CharLFO13LVL9" style:display-name="WW_CharLFO13LVL9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Wingdings" fo:font-family="Wingdings" style:font-family-generic="system" style:font-pitch="variable" style:font-charset="x-symbol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Symbol" fo:font-family="Symbol" style:font-family-generic="roman" style:font-pitch="variable" style:font-charset="x-symbol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/>
    </style:style>
    <style:style style:name="WW_5f_CharLFO14LVL8" style:display-name="WW_CharLFO14LVL8" style:family="text">
      <style:text-properties style:font-name="Symbol" fo:font-family="Symbol" style:font-family-generic="roman" style:font-pitch="variable" style:font-charset="x-symbol"/>
    </style:style>
    <style:style style:name="WW_5f_CharLFO14LVL9" style:display-name="WW_CharLFO14LVL9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Wingdings" fo:font-family="Wingdings" style:font-family-generic="system" style:font-pitch="variable" style:font-charset="x-symbol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Symbol" fo:font-family="Symbol" style:font-family-generic="roman" style:font-pitch="variable" style:font-charset="x-symbol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/>
    </style:style>
    <style:style style:name="WW_5f_CharLFO16LVL8" style:display-name="WW_CharLFO16LVL8" style:family="text">
      <style:text-properties style:font-name="Symbol" fo:font-family="Symbol" style:font-family-generic="roman" style:font-pitch="variable" style:font-charset="x-symbol"/>
    </style:style>
    <style:style style:name="WW_5f_CharLFO16LVL9" style:display-name="WW_CharLFO16LVL9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Symbol" fo:font-family="Symbol" style:font-family-generic="roman" style:font-pitch="variable" style:font-charset="x-symbol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/>
    </style:style>
    <style:style style:name="WW_5f_CharLFO17LVL8" style:display-name="WW_CharLFO17LVL8" style:family="text">
      <style:text-properties style:font-name="Symbol" fo:font-family="Symbol" style:font-family-generic="roman" style:font-pitch="variable" style:font-charset="x-symbol"/>
    </style:style>
    <style:style style:name="WW_5f_CharLFO17LVL9" style:display-name="WW_CharLFO17LVL9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Symbol" fo:font-family="Symbol" style:font-family-generic="roman" style:font-pitch="variable" style:font-charset="x-symbol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/>
    </style:style>
    <style:style style:name="WW_5f_CharLFO19LVL8" style:display-name="WW_CharLFO19LVL8" style:family="text">
      <style:text-properties style:font-name="Symbol" fo:font-family="Symbol" style:font-family-generic="roman" style:font-pitch="variable" style:font-charset="x-symbol"/>
    </style:style>
    <style:style style:name="WW_5f_CharLFO19LVL9" style:display-name="WW_CharLFO19LVL9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Symbol" fo:font-family="Symbol" style:font-family-generic="roman" style:font-pitch="variable" style:font-charset="x-symbol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/>
    </style:style>
    <style:style style:name="WW_5f_CharLFO20LVL8" style:display-name="WW_CharLFO20LVL8" style:family="text">
      <style:text-properties style:font-name="Symbol" fo:font-family="Symbol" style:font-family-generic="roman" style:font-pitch="variable" style:font-charset="x-symbol"/>
    </style:style>
    <style:style style:name="WW_5f_CharLFO20LVL9" style:display-name="WW_CharLFO20LVL9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ile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LVL2" loext:num-list-format="%2%" text:bullet-char="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solid" draw:fill-color="#000000" draw:opacity="100%"/>
    </style:style>
    <style:style style:name="MP2" style:family="paragraph">
      <loext:graphic-properties draw:fill="none"/>
      <style:paragraph-properties style:font-independent-line-spacing="true"/>
    </style:style>
    <style:style style:name="MP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gr1" style:family="graphic">
      <style:graphic-properties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solid" draw:fill-color="#000000" draw:opacity="100%" fo:min-height="0cm" fo:min-width="0cm" style:run-through="background"/>
    </style:style>
    <style:style style:name="Mgr3" style:family="graphic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 style:run-through="background"/>
      <style:paragraph-properties style:writing-mode="lr-tb"/>
    </style:style>
    <style:style style:name="Mgr4" style:family="graphic">
      <style:graphic-properties draw:stroke="none" draw:fill="solid" draw:fill-color="#000000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draw:g text:anchor-type="paragraph" draw:z-index="5" draw:name="Gruppo 37" draw:style-name="Mgr1"><draw:custom-shape draw:name="Rettangolo 38" draw:style-name="Mgr2" draw:text-style-name="MP1" svg:width="16.458cm" svg:height="0.052cm" svg:x="0.053cm" svg:y="0cm"><text:p/><draw:enhanced-geometry svg:viewBox="0 0 21600 21600" draw:type="non-primitive" draw:enhanced-path="M 0 0 L 21600 0 21600 21600 0 21600 Z N"/></draw:custom-shape><draw:frame draw:name="Casella di testo 39" draw:style-name="Mgr3" draw:text-style-name="MP2" svg:width="16.458cm" svg:height="0.706cm" svg:x="0cm" svg:y="0.183cm"><draw:text-box><text:p><text:span text:style-name="MT1">Versione 0.09</text:span></text:p><text:p><text:span text:style-name="MT1">\</text:span></text:p></draw:text-box></draw:frame></draw:g><draw:custom-shape text:anchor-type="paragraph" draw:z-index="2" draw:name="Rettangolo 40" draw:style-name="Mgr4" draw:text-style-name="MP3" svg:width="1.271cm" svg:height="0.89cm" svg:x="0cm" svg:y="0cm"><text:p/><draw:enhanced-geometry svg:viewBox="0 0 21600 21600" draw:type="non-primitive" draw:enhanced-path="M 0 0 L 21600 0 21600 21600 0 21600 Z N"/></draw:custom-shape><text:span text:style-name="Car._20_predefinito_20_paragrafo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Luca</meta:initial-creator>
    <meta:creation-date>2021-03-09T13:05:00Z</meta:creation-date>
    <dc:date>2023-03-19T13:26:22.258000000</dc:date>
    <meta:editing-cycles>8</meta:editing-cycles>
    <meta:editing-duration>PT49M41S</meta:editing-duration>
    <meta:document-statistic meta:table-count="0" meta:image-count="0" meta:object-count="0" meta:page-count="3" meta:paragraph-count="68" meta:word-count="413" meta:character-count="2275" meta:non-whitespace-character-count="1990"/>
    <meta:template xlink:type="simple" xlink:actuate="onRequest" xlink:title="" xlink:href="Normal.dotm"/>
  </office:meta>
</office:document-meta>
</file>